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lgende Punkte, haben wir uns überlegt:</text:p>
      <text:p text:style-name="Standard">die datenbank halten wir simpel mit Dateien und Ordnern</text:p>
      <text:list xml:id="list40369913" text:style-name="L1">
        <text:list-item>
          <text:p text:style-name="P1">4 Ordner für die Verschiedenen Arten</text:p>
          <text:list>
            <text:list-item>
              <text:p text:style-name="P1">Inf</text:p>
            </text:list-item>
            <text:list-item>
              <text:p text:style-name="P1">ITTI</text:p>
            </text:list-item>
            <text:list-item>
              <text:p text:style-name="P1">Profs</text:p>
            </text:list-item>
            <text:list-item>
              <text:p text:style-name="P1">alleAnderenStudiengänge</text:p>
            </text:list-item>
          </text:list>
        </text:list-item>
        <text:list-item>
          <text:p text:style-name="P1">In jedem der Ordner einen Ordner für Stundenten zb. cd208:</text:p>
          <text:list>
            <text:list-item>
              <text:p text:style-name="P1">Ordner private Daten</text:p>
              <text:list>
                <text:list-item>
                  <text:p text:style-name="P1">Geburtstag</text:p>
                </text:list-item>
                <text:list-item>
                  <text:p text:style-name="P1">Mnr.</text:p>
                </text:list-item>
                <text:list-item>
                  <text:p text:style-name="P1">passwort</text:p>
                </text:list-item>
                <text:list-item>
                  <text:p text:style-name="P1">etc.</text:p>
                </text:list-item>
              </text:list>
            </text:list-item>
            <text:list-item>
              <text:p text:style-name="P1">Ordner mit Noten</text:p>
              <text:list>
                <text:list-item>
                  <text:p text:style-name="P1">für jedes Fach eine Datei (bzw. csv, what ever Andreas für geeignet hält</text:p>
                </text:list-item>
              </text:list>
            </text:list-item>
          </text:list>
        </text:list-item>
      </text:list>
      <text:p text:style-name="Standard"/>
      <text:p text:style-name="Standard">Wir führen eine Bibliothek „connection.h“ ein, die das folgende möglich macht:</text:p>
      <text:list xml:id="list40395475" text:style-name="L2">
        <text:list-item>
          <text:p text:style-name="P2">erlaubt das die Verbindungsfunktionen mehr oder weniger abstrakt implementiert werden und ggf. bei Client bzw. Server genauer angepasst werden</text:p>
        </text:list-item>
        <text:list-item>
          <text:p text:style-name="P2">Es wär möglich an dieser Stelle die Befehle zu spezifizieren:</text:p>
          <text:list>
            <text:list-item>
              <text:p text:style-name="P2">GruppenHinzufügen</text:p>
            </text:list-item>
            <text:list-item>
              <text:p text:style-name="P2">GruppenLöschen<text:tab/></text:p>
            </text:list-item>
            <text:list-item>
              <text:p text:style-name="P2">GruppenUmbennen<text:tab/></text:p>
            </text:list-item>
            <text:list-item>
              <text:p text:style-name="P2">GruppenAlleAusgeben</text:p>
            </text:list-item>
            <text:list-item>
              <text:p text:style-name="P2">GruppeFinden</text:p>
            </text:list-item>
            <text:list-item>
              <text:p text:style-name="P2">AddStudent</text:p>
            </text:list-item>
            <text:list-item>
              <text:p text:style-name="P2">DelStudent</text:p>
            </text:list-item>
            <text:list-item>
              <text:p text:style-name="P2">GetInfoStudent</text:p>
            </text:list-item>
            <text:list-item>
              <text:p text:style-name="P2">SetNameStudent</text:p>
            </text:list-item>
            <text:list-item>
              <text:p text:style-name="P2">AddModulStudent</text:p>
            </text:list-item>
            <text:list-item>
              <text:p text:style-name="P2">SetNoteStudent</text:p>
            </text:list-item>
            <text:list-item>
              <text:p text:style-name="P2">Login</text:p>
            </text:list-item>
          </text:list>
        </text:list-item>
        <text:list-item>
          <text:p text:style-name="P2">es können verschiedene Funktionalitäten hier systematisch aufbereitet werden:</text:p>
          <text:list>
            <text:list-item>
              <text:p text:style-name="P2">Aufbau der Verbindung von Client zum Server</text:p>
              <text:list>
                <text:list-item>
                  <text:p text:style-name="P2">Verbindung bleibt am besten immer offen, damit Teile von Befehlen stückchenweise übertragen werden können: zuerst Studentenauswählen, Ack, dann Modul hinzufügen, Ack, Note eintragen Ack</text:p>
                </text:list-item>
              </text:list>
            </text:list-item>
            <text:list-item>
              <text:p text:style-name="P2">Senden eines Befehls vom Client zum Server</text:p>
            </text:list-item>
            <text:list-item>
              <text:p text:style-name="P2">Senden eines Ack / Data / Error vom Server zum Client</text:p>
              <text:p text:style-name="P2"/>
            </text:list-item>
          </text:list>
        </text:list-item>
      </text:list>
      <text:p text:style-name="Standard"/>
      <text:p text:style-name="Standard"/>
      <text:p text:style-name="Standard">dabei muss beachtet werden wie die Dateien verschickt werden: </text:p>
      <text:list xml:id="list40605884" text:style-name="L3">
        <text:list-item>
          <text:p text:style-name="P3">Eine Idee ist es, dass der Header des TCP eine bestimmte Länge an Zeichen mitsendet und dass der es ist, der die Kommunikation betreibt.</text:p>
        </text:list-item>
        <text:list-item>
          <text:p text:style-name="P3">Mit ASCII 28 kann man die Nachricht beginnen</text:p>
          <text:list>
            <text:list-item>
              <text:p text:style-name="P3">der Server lauscht ob da irgendwann dieses Zeichen zu ihm gesendet wird</text:p>
            </text:list-item>
            <text:list-item>
              <text:p text:style-name="P3">dann fängt er an die darauf folgenden Zeichen zu beachten</text:p>
            </text:list-item>
          </text:list>
        </text:list-item>
        <text:list-item>
          <text:p text:style-name="P3">die ersten 2-3 Zeichen können wir dezimal als Kodierung nutzen:</text:p>
          <text:list>
            <text:list-item>
              <text:p text:style-name="P3">z.b.: 001 bedeutet: öffne den Ordner der Informatik -&gt; 015 öffne einen Ordner, etc.</text:p>
            </text:list-item>
            <text:list-item>
              <text:p text:style-name="P3"><text:soft-page-break/>danach ist dem Server klar was als nächstes passiert</text:p>
            </text:list-item>
          </text:list>
        </text:list-item>
        <text:list-item>
          <text:p text:style-name="P3">Nun erfolgt mit ASCII 29 ein Trennzeichen, das dem Server bzw. Client mitteilt nun kommen die Daten und je nachdem welche Art von Befehl das war kommen nun mehrere Datensätze mit weiteren Trennzeichen</text:p>
        </text:list-item>
        <text:list-item>
          <text:p text:style-name="P3">Wenn nun alles relevante verschickt ist erfolgt mit ASCII 30 ein Schlusszeichen und der Server/Client lauscht wieder auf ein weiteres Startsymbol bzw. macht etwas und sendet etwas.</text:p>
        </text:list-item>
      </text:list>
      <text:p text:style-name="Standard"/>
      <text:p text:style-name="Standard">Darstellung und Interaktion des Nutzers mit dem System:</text:p>
      <text:list xml:id="list40647945" text:style-name="L4">
        <text:list-item>
          <text:p text:style-name="P4">In der Konsole werden dem Client 1-X Möglichkeiten zur Verfügung gestellt, die er mit „ Zahl + Enter“ auswählt </text:p>
        </text:list-item>
        <text:list-item>
          <text:p text:style-name="P4">daraufhin kommt es zur Interaktion mit dem Server und eine neue Ansicht mit weiterführenden Funktionen wird angeboten</text:p>
        </text:list-item>
      </text:list>
      <text:p text:style-name="Standard"/>
      <text:p text:style-name="Standard">Was muss der Server können:</text:p>
      <text:list xml:id="list40683178" text:style-name="L6">
        <text:list-item>
          <text:p text:style-name="P6">Studenten hinzufügen</text:p>
        </text:list-item>
        <text:list-item>
          <text:p text:style-name="P6">Studenten finden</text:p>
        </text:list-item>
        <text:list-item>
          <text:p text:style-name="P6">Studenten löschen?</text:p>
        </text:list-item>
        <text:list-item>
          <text:p text:style-name="P6">StudentenNamen ändern</text:p>
        </text:list-item>
        <text:list-item>
          <text:p text:style-name="P6">StudentenGeburtstag ändern</text:p>
        </text:list-item>
        <text:list-item>
          <text:p text:style-name="P6">belegtes Modul für Studenten hinzufügen</text:p>
        </text:list-item>
        <text:list-item>
          <text:p text:style-name="P6">Note für Modul hinzufügen </text:p>
        </text:list-item>
        <text:list-item>
          <text:p text:style-name="P6">Liste von Studenten ausgeben</text:p>
        </text:list-item>
        <text:list-item>
          <text:p text:style-name="P6">besten Studenten ermitteln (von allen bzw. aus Gruppe)</text:p>
        </text:list-item>
        <text:list-item>
          <text:p text:style-name="P6">Gruppenaufgaben</text:p>
        </text:list-item>
        <text:list-item>
          <text:p text:style-name="P6">Listen über Studenten ausgeben</text:p>
          <text:list>
            <text:list-item>
              <text:p text:style-name="P6">Alle Infos</text:p>
            </text:list-item>
            <text:list-item>
              <text:p text:style-name="P6">Noten je Student</text:p>
            </text:list-item>
            <text:list-item>
              <text:p text:style-name="P6">etc.</text:p>
            </text:list-item>
          </text:list>
        </text:list-item>
        <text:list-item>
          <text:p text:style-name="P6">Aufgabe vom Client empfangen und lösen</text:p>
        </text:list-item>
      </text:list>
      <text:p text:style-name="Standard"/>
      <text:p text:style-name="Standard">Was muss der Client können:</text:p>
      <text:list xml:id="list41189221" text:style-name="L7">
        <text:list-item>
          <text:p text:style-name="P7">Login</text:p>
        </text:list-item>
        <text:list-item>
          <text:p text:style-name="P7">Gruppe Wählen</text:p>
        </text:list-item>
        <text:list-item>
          <text:p text:style-name="P7">Gruppe erstellen</text:p>
        </text:list-item>
        <text:list-item>
          <text:p text:style-name="P7">Gruppe bearbeiten</text:p>
        </text:list-item>
        <text:list-item>
          <text:p text:style-name="P7">Gruppe löschen</text:p>
        </text:list-item>
        <text:list-item>
          <text:p text:style-name="P7">Studenten anlegen</text:p>
        </text:list-item>
        <text:list-item>
          <text:p text:style-name="P7">Studenten löschen</text:p>
        </text:list-item>
        <text:list-item>
          <text:p text:style-name="P7">Studenten bearbeiten</text:p>
        </text:list-item>
        <text:list-item>
          <text:p text:style-name="P7">Studenten finden</text:p>
        </text:list-item>
        <text:list-item>
          <text:p text:style-name="P7">Beenden</text:p>
        </text:list-item>
      </text:list>
      <text:p text:style-name="Standard"/>
      <text:p text:style-name="Standard">Offene Themen, die genauer festgelegt werden müssen:</text:p>
      <text:list xml:id="list40693351" text:style-name="L5">
        <text:list-item>
          <text:p text:style-name="P5">Gibt es irgendwelche Gruppenzugehörigkeiten?</text:p>
          <text:list>
            <text:list-item>
              <text:p text:style-name="P5">Wenn das Notwendig ist:</text:p>
            </text:list-item>
            <text:list-item>
              <text:p text:style-name="P5">erstellen wir noch einen Ordner Gruppen</text:p>
            </text:list-item>
            <text:list-item>
              <text:p text:style-name="P5">Diese werden ausgezeichnet durch: </text:p>
              <text:list>
                <text:list-item>
                  <text:p text:style-name="P5">Name</text:p>
                </text:list-item>
                <text:list-item>
                  <text:p text:style-name="P5"><text:soft-page-break/>Anzahl an mitgliedern</text:p>
                </text:list-item>
                <text:list-item>
                  <text:p text:style-name="P5">Mitglieder =&gt; wenn zu viele dann Voll und nicht mehr hinzufügen</text:p>
                </text:list-item>
              </text:list>
            </text:list-item>
          </text:list>
        </text:list-item>
      </text:list>
      <text:p text:style-name="Standard"/>
      <text:p text:style-name="Standard">WERTVOLLER TIPP:</text:p>
      <text:p text:style-name="Standard">bei dem WIkipedia artikel zu BSD-sockets sollen unten ganz wichtige Referenzen sein, die den socket teil (den wir halt machen sollen) perfekt und ausführlich beschreiben..</text:p>
      <text:p text:style-name="Standard">Das müssen wir auf jeden fall nutzen</text:p>
      <text:p text:style-name="Standard"/>
      <text:p text:style-name="Standard">-&gt; http://www.zotteljedi.de/socket-tipps/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4-25T17:50:33.84</meta:creation-date>
    <dc:date>2013-05-02T21:08:44.88</dc:date>
    <meta:editing-duration>PT50M3S</meta:editing-duration>
    <meta:editing-cycles>12</meta:editing-cycles>
    <meta:generator>OpenOffice.org/3.3$Win32 OpenOffice.org_project/330m20$Build-9567</meta:generator>
    <meta:document-statistic meta:table-count="0" meta:image-count="0" meta:object-count="0" meta:page-count="3" meta:paragraph-count="87" meta:word-count="595" meta:character-count="3630"/>
  </office:meta>
</office:document-meta>
</file>